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List1.J26" table:end-x="0.4118in" table:end-y="0.072in" draw:z-index="0" draw:style-name="gr1" svg:width="4.6417in" svg:height="4.3059in" svg:x="0.2154in" svg:y="0.0197in">
              <draw:object draw:notify-on-update-of-ranges="List1.A4:List1.A15 List1.B3:List1.B3 List1.B4:List1.B15 List1.C3:List1.C3 List1.C4:Lis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ěsíc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leden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úno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řezen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uben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věten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červen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červenec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rpen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áří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říjen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stopad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rosinec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1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21:36:42</dc:date>
    <meta:editing-duration>PT01H20M35S</meta:editing-duration>
    <meta:editing-cycles>16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List1.A3:List1.C15" chart:data-source-has-labels="both" svg:x="0.269cm" svg:y="0.218cm" svg:width="9.776cm" svg:height="10.267cm">
          <chart:axis chart:dimension="x" chart:name="primary-x" chart:style-name="ch4">
            <chart:title svg:x="5.02cm" svg:y="10.131cm" chart:style-name="ch5">
              <text:p>Měsíc</text:p>
            </chart:title>
            <chart:categories table:cell-range-address="List1.A4:List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List1.B4:List1.B15" chart:label-cell-address="List1.B3:List1.B3" chart:class="chart:bar">
            <chart:data-point chart:repeated="12"/>
          </chart:series>
          <chart:series chart:style-name="ch10" chart:values-cell-range-address="List1.C4:List1.C15" chart:label-cell-address="List1.C3:Lis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B3:List1.B3">2013</text:p>
              </table:table-cell>
              <table:table-cell office:value-type="string">
                <text:p text:id="List1.C3:List1.C3">2014</text:p>
              </table:table-cell>
            </table:table-row>
          </table:table-header-rows>
          <table:table-rows>
            <table:table-row>
              <table:table-cell office:value-type="string">
                <text:p text:id="List1.A4:List1.A15">leden </text:p>
              </table:table-cell>
              <table:table-cell office:value-type="float" office:value="20">
                <text:p text:id="List1.B4:List1.B15">20</text:p>
              </table:table-cell>
              <table:table-cell office:value-type="float" office:value="24">
                <text:p text:id="List1.C4:List1.C15">24</text:p>
              </table:table-cell>
            </table:table-row>
            <table:table-row>
              <table:table-cell office:value-type="string">
                <text:p>úno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řezen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uben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květen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červen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červenec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rpen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září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říjen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stopad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osinec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